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0.749cm" fo:min-width="0.499cm" fo:padding-top="0.178cm" fo:padding-bottom="0.178cm" fo:padding-left="0.303cm" fo:padding-right="0.303cm"/>
    </style:style>
    <style:style style:name="gr2" style:family="graphic" style:parent-style-name="objectwithshadow">
      <style:graphic-properties draw:auto-grow-height="true" draw:auto-grow-width="true" fo:min-height="0cm" fo:min-width="0cm"/>
    </style:style>
    <style:style style:name="gr3" style:family="graphic" style:parent-style-name="objectwithshadow">
      <style:graphic-properties draw:auto-grow-height="true" draw:auto-grow-width="false" fo:min-height="1.214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family="'Courier New'" style:font-style-name="Italique" style:font-family-generic="modern" style:font-pitch="fixed" fo:font-size="28pt" style:text-underline-style="none" fo:font-weight="normal" style:font-size-asian="28pt" style:font-weight-asian="normal" style:font-size-complex="28pt" style:font-weight-complex="normal"/>
    </style:style>
    <style:style style:name="T2" style:family="text">
      <style:text-properties fo:font-family="'Courier New'" style:font-style-name="Italique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.4cm" svg:height="18.85cm" draw:transform="rotate (-1.57079632679579) translate (19.05cm 2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8.207cm" svg:height="1.314cm" svg:x="5.643cm" svg:y="0.6cm">
          <draw:text-box>
            <text:p text:style-name="P2"><text:span text:style-name="T1">StreamSurfing</text:span></text:p>
          </draw:text-box>
        </draw:frame>
        <draw:frame draw:style-name="gr2" draw:layer="layout" svg:width="3.465cm" svg:height="1.314cm" svg:x="0.45cm" svg:y="4.2cm">
          <draw:text-box>
            <text:p><text:span text:style-name="T2">Media</text:span></text:p>
          </draw:text-box>
        </draw:frame>
        <draw:frame draw:style-name="gr2" draw:layer="layout" svg:width="7.021cm" svg:height="1.314cm" svg:x="6.25cm" svg:y="4.2cm">
          <draw:text-box>
            <text:p><text:span text:style-name="T2">MediaPlayer</text:span></text:p>
          </draw:text-box>
        </draw:frame>
        <draw:frame draw:style-name="gr2" draw:layer="layout" svg:width="2.873cm" svg:height="1.314cm" svg:x="15.85cm" svg:y="4.2cm">
          <draw:text-box>
            <text:p><text:span text:style-name="T2">Wave</text:span></text:p>
          </draw:text-box>
        </draw:frame>
        <draw:custom-shape draw:style-name="gr1" draw:text-style-name="P1" draw:layer="layout" svg:width="1.4cm" svg:height="20.4cm" draw:transform="rotate (-1.57079632679579) translate (27.6cm 5.9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6.429cm" svg:height="1.314cm" svg:x="7.95cm" svg:y="7.35cm">
          <draw:text-box>
            <text:p><text:span text:style-name="T2">Annotation</text:span></text:p>
          </draw:text-box>
        </draw:frame>
        <draw:frame draw:style-name="gr3" draw:layer="layout" svg:width="9.985cm" svg:height="1.314cm" svg:x="17cm" svg:y="7.35cm">
          <draw:text-box>
            <text:p><text:span text:style-name="T2">AnnotationPlay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en Vieilleribiere</meta:initial-creator>
    <meta:creation-date>2017-09-05T09:22:30.13</meta:creation-date>
    <meta:editing-duration>PT3M42S</meta:editing-duration>
    <meta:editing-cycles>2</meta:editing-cycles>
    <dc:date>2017-09-05T09:56:56.95</dc:date>
    <dc:creator>Adrien Vieilleribiere</dc:creator>
    <meta:document-statistic meta:object-count="31"/>
    <meta:generator>OpenOffice/4.1.3$Win32 OpenOffice.org_project/413m1$Build-9783</meta:generator>
  </office:meta>
</office:document-meta>
</file>